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  <style:font-face style:name="sans-serif" svg:font-family="sans-serif"/>
  </office:font-face-decls>
  <office:automatic-styles>
    <style:style style:name="P1" style:family="paragraph" style:parent-style-name="Standard">
      <style:text-properties officeooo:rsid="000ef90b" officeooo:paragraph-rsid="000ef90b"/>
    </style:style>
    <style:style style:name="P2" style:family="paragraph" style:parent-style-name="Text_20_body">
      <style:paragraph-properties fo:margin-top="0cm" fo:margin-bottom="0cm" style:contextual-spacing="false" style:line-height-at-least="0.635cm" fo:orphans="1"/>
      <style:text-properties fo:font-size="12pt" fo:language="es" fo:country="ES" loext:padding="0cm" loext:border="none"/>
    </style:style>
    <style:style style:name="P3" style:family="paragraph" style:parent-style-name="Text_20_body">
      <style:paragraph-properties fo:margin-top="0cm" fo:margin-bottom="0cm" style:contextual-spacing="false" fo:orphans="1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02122" loext:opacity="100%" fo:letter-spacing="normal"/>
    </style:style>
    <style:style style:name="T4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font-style="italic" style:text-underline-style="none" fo:font-weight="normal" style:text-blinking="false"/>
    </style:style>
    <style:style style:name="T7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font-style="italic" style:text-underline-style="none" fo:font-weight="normal" style:text-blinking="false" fo:background-color="#ffffff" loext:char-shading-value="0"/>
    </style:style>
    <style:style style:name="T8" style:family="text">
      <style:text-properties fo:font-variant="normal" fo:text-transform="none" fo:color="#0645ad" loext:opacity="100%" style:text-line-through-style="none" style:text-line-through-type="none" style:font-name="sans-serif" fo:letter-spacing="normal" fo:font-style="normal" style:text-underline-style="none" fo:font-weight="normal" style:text-blinking="false"/>
    </style:style>
    <style:style style:name="T9" style:family="text">
      <style:text-properties fo:color="#202122" loext:opacity="100%" style:font-name="sans-serif" fo:font-size="10.5pt" fo:letter-spacing="normal" fo:font-style="italic" fo:font-weight="normal"/>
    </style:style>
    <style:style style:name="T10" style:family="text">
      <style:text-properties fo:color="#202122" loext:opacity="100%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ile scrum</text:p>
      <text:p text:style-name="P1"/>
      <text:p text:style-name="P1"/>
      <text:p text:style-name="P1">Agile es mucho mas que una metodología para el desarrollo de proyectos que precisen de rapidez y flexibilidad, <text:s/>es una filosofía que supone una forma distinta de trabajar y de organizarse . De tal forma que cada proyecto se trocea en pequeñas partes que tienen que complementarse y entregarse en pocas semanas.</text:p>
      <text:p text:style-name="Standard"/>
      <text:p text:style-name="Standard">CASCADA MÉTODO</text:p>
      <text:p text:style-name="Standard"/>
      <text:p text:style-name="P1"><text:span text:style-name="T2">En </text:span><text:a xlink:type="simple" xlink:href="https://es.wikipedia.org/wiki/Ingeniería_de_software" text:style-name="Internet_20_link" text:visited-style-name="Visited_20_Internet_20_Link"><text:span text:style-name="T5">Ingeniería de </text:span><text:span text:style-name="T7">softwar</text:span></text:a><text:span text:style-name="T3"> </text:span><text:span text:style-name="T2">el desarrollo en cascada, también llamado secuencial o ciclo de vida de un programa</text:span><text:span text:style-name="T3"> </text:span><text:span text:style-name="T2">(denominado así por la posición de las fases en el desarrollo de esta, que parecen caer en cascada </text:span><text:span text:style-name="T10">“</text:span><text:span text:style-name="T9">por gravedad”</text:span><text:span text:style-name="T3"> </text:span><text:span text:style-name="T2">hacia las siguientes fases), es el enfoque metodológico que ordena rigurosamente las etapas del </text:span><text:a xlink:type="simple" xlink:href="https://es.wikipedia.org/wiki/Proceso_para_el_desarrollo_de_software" text:style-name="Internet_20_link" text:visited-style-name="Visited_20_Internet_20_Link"><text:span text:style-name="T4">proceso para el desarrollo d </text:span><text:span text:style-name="T6">software</text:span></text:a><text:span text:style-name="T2">, de tal forma que el inicio de cada etapa debe esperar a la finalización de la etapa anterior. Ainal de cada etapa, el modelo está diseñado para llevar a cabo una revisión final, que se encarga de determinar si el proyecto está listo para avanzar a la siguiente fase. Este modelo fue el primero en originarse y es la base de todos los demás modelos de ciclo de vida.</text:span> 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9T08:56:19.754000000</meta:creation-date>
    <dc:date>2022-09-29T09:04:09.662000000</dc:date>
    <meta:editing-duration>PT7M50S</meta:editing-duration>
    <meta:editing-cycles>1</meta:editing-cycles>
    <meta:document-statistic meta:table-count="0" meta:image-count="0" meta:object-count="0" meta:page-count="1" meta:paragraph-count="4" meta:word-count="183" meta:character-count="1059" meta:non-whitespace-character-count="878"/>
    <meta:generator>LibreOffice/7.4.1.2$Windows_X86_64 LibreOffice_project/3c58a8f3a960df8bc8fd77b461821e42c061c5f0</meta:generator>
  </office:meta>
</office:document-meta>
</file>